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6.318cm"/>
    </style:style>
    <style:style style:name="co4" style:family="table-column">
      <style:table-column-properties fo:break-before="auto" style:column-width="4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3" style:family="table-cell" style:parent-style-name="Default">
      <style:text-properties style:font-name="Liberation Sans Narrow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 Narrow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 Narro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ÍTEM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VALUE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6-C19,C23-C27,C31-35,C37,C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p cerámico</text:p>
          </table:table-cell>
          <table:table-cell table:style-name="ce15" office:value-type="string" calcext:value-type="string">
            <text:p>MCRLT103SB5104MFNA01  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-C5,C28,C30,C42-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 cerámico</text:p>
          </table:table-cell>
          <table:table-cell office:value-type="string" calcext:value-type="string">
            <text:p>CM05X5R475M10AH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-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ámico</text:p>
          </table:table-cell>
          <table:table-cell office:value-type="string" calcext:value-type="string">
            <text:p>CM03X5R225M06AH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0-21,C29,C36,C44-C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 cerámico</text:p>
          </table:table-cell>
          <table:table-cell table:style-name="ce16" office:value-type="string" calcext:value-type="string">
            <text:p>KGM05AR51A105MH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office:value-type="string" calcext:value-type="string">
            <text:p>LMK212BJ226MG-T</text:p>
          </table:table-cell>
          <table:table-cell office:value-type="string" calcext:value-type="string">
            <text:p>22u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38-C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ámico</text:p>
          </table:table-cell>
          <table:table-cell office:value-type="string" calcext:value-type="string">
            <text:p>C0402C120J5GALTU</text:p>
          </table:table-cell>
          <table:table-cell office:value-type="string" calcext:value-type="string">
            <text:p>12P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5-R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CRCW060347K0FKED <text:s/>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-R4,R12,R20-R27,R58-R59,R60-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<text:span text:style-name="T1">  CRCW060310K0FKEI</text:span>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5-R17, R37-R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istencia</text:p>
          </table:table-cell>
          <table:table-cell table:style-name="ce17" office:value-type="string" calcext:value-type="string">
            <text:p>CRCW060333R0FKEC</text:p>
          </table:table-cell>
          <table:table-cell office:value-type="string" calcext:value-type="string">
            <text:p>33 Ω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-R2,R11,R13,R34,R36,R63-R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encia</text:p>
          </table:table-cell>
          <table:table-cell table:style-name="ce17" office:value-type="string" calcext:value-type="string">
            <text:p>CRCW06030000Z0EA</text:p>
          </table:table-cell>
          <table:table-cell office:value-type="string" calcext:value-type="string">
            <text:p>0 Ω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9" office:value-type="string" calcext:value-type="string">
            <text:p>CRCW0603162RFKTA</text:p>
          </table:table-cell>
          <table:table-cell office:value-type="string" calcext:value-type="string">
            <text:p>162Ω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20" office:value-type="string" calcext:value-type="string">
            <text:p><text:span text:style-name="T2"><text:a xlink:href="https://no.mouser.com/ProductDetail/Vishay-Dale/CRCW060351R0FKEA?qs=fAsWQkMuXrwmqCosBvyCjA%3D%3D" xlink:type="simple">CRCW060351R0FKEA</text:a></text:span><text:span text:style-name="T2"> </text:span></text:p>
          </table:table-cell>
          <table:table-cell office:value-type="string" calcext:value-type="string">
            <text:p>51Ω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9" office:value-type="string" calcext:value-type="string">
            <text:p>CRCW0603100RFKEA</text:p>
          </table:table-cell>
          <table:table-cell office:value-type="string" calcext:value-type="string">
            <text:p>100Ω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8-R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encia</text:p>
          </table:table-cell>
          <table:table-cell table:style-name="ce9" office:value-type="string" calcext:value-type="string">
            <text:p>CRCW060349R9FKEA</text:p>
          </table:table-cell>
          <table:table-cell office:value-type="string" calcext:value-type="string">
            <text:p>49Ω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9" office:value-type="string" calcext:value-type="string">
            <text:p>CRCW060312K0FKEA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-D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odo</text:p>
          </table:table-cell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CPUSTM32H772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Ethernet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ransceptor </text:p>
          </table:table-cell>
          <table:table-cell office:value-type="string" calcext:value-type="string">
            <text:p>ETH_LAN8742A 11504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rd to Board &amp; Mezzanine Connectors CONN SOCKET </text:p>
          </table:table-cell>
          <table:table-cell office:value-type="string" calcext:value-type="string">
            <text:p>AXT616124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egrado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/>Micropower Shunt Volt </text:p>
          </table:table-cell>
          <table:table-cell office:value-type="string" calcext:value-type="string">
            <text:p>LM4040AIM3-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1-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bina</text:p>
          </table:table-cell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Seiko Epson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eiko Epson</text:p>
          </table:table-cell>
          <table:table-cell office:value-type="string" calcext:value-type="string">
            <text:p>Q13FC13500004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cil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iladores de cristal YXC</text:p>
          </table:table-cell>
          <table:table-cell office:value-type="string" calcext:value-type="string">
            <text:p>OT322525MJBA4SL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Diodos TVS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 Diodos de protección contra ESD 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oria dinámica</text:p>
          </table:table-cell>
          <table:table-cell office:value-type="string" calcext:value-type="string">
            <text:p>S70KL1282DPBHA0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 Serial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emoria flash </text:p>
          </table:table-cell>
          <table:table-cell office:value-type="string" calcext:value-type="string">
            <text:p>MX25LM51245GMI0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3">
          <table:table-cell table:style-name="ce3"/>
          <table:table-cell table:style-name="ce2" office:value-type="string" calcext:value-type="string">
            <text:p>Integrado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Circuitos integrados de Ethernet Small Footprint  </text:p>
          </table:table-cell>
          <table:table-cell table:style-name="ce2" office:value-type="string" calcext:value-type="string">
            <text:p>LAN8742A-CZ</text:p>
          </table:table-cell>
          <table:table-cell table:style-name="ce2" office:value-type="string" calcext:value-type="string">
            <text:p>*</text:p>
          </table:table-cell>
          <table:table-cell/>
        </table:table-row>
        <table:table-row table:style-name="ro1">
          <table:table-cell table:style-name="Default"/>
          <table:table-cell table:style-name="ce2" table:number-columns-repeated="2"/>
          <table:table-cell table:style-name="ce3"/>
          <table:table-cell table:style-name="ce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8:31:13.0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2:16:34.935000000</meta:creation-date>
    <dc:date>2024-12-06T19:06:11.091000000</dc:date>
    <meta:editing-duration>P5DT12H47M29S</meta:editing-duration>
    <meta:editing-cycles>12</meta:editing-cycles>
    <meta:generator>LibreOffice/24.8.3.2$Windows_X86_64 LibreOffice_project/48a6bac9e7e268aeb4c3483fcf825c94556d9f92</meta:generator>
    <meta:document-statistic meta:table-count="1" meta:cell-count="162" meta:object-count="0"/>
  </office:meta>
</office:document-meta>
</file>